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950e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52cm" svg:stroke-color="#ff950e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="solid" draw:fill-color="#c5000b" draw:textarea-horizontal-align="justify" draw:textarea-vertical-align="middle" draw:auto-grow-height="false"/>
    </style:style>
    <style:style style:name="gr29" style:family="graphic" style:parent-style-name="standard">
      <style:graphic-properties svg:stroke-color="#ffffff" draw:fill="solid" draw:fill-color="#ffd320" draw:textarea-horizontal-align="justify" draw:textarea-vertical-align="middle" draw:auto-grow-height="false"/>
    </style:style>
    <style:style style:name="gr30" style:family="graphic" style:parent-style-name="standard">
      <style:graphic-properties svg:stroke-color="#ffffff" draw:fill="solid" draw:fill-color="#83caff" draw:textarea-horizontal-align="justify" draw:textarea-vertical-align="middle" draw:auto-grow-height="false"/>
    </style:style>
    <style:style style:name="gr3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outline1">
      <style:graphic-properties fo:min-height="8.88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84cm -3.3642860290531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3cm 5.42641685822738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60" draw:id="id60" draw:layer="layout" svg:width="0cm" svg:height="9.794cm" svg:x="2.872cm" svg:y="4.005cm" svg:viewBox="0 0 0 9795" draw:points="0,0 0,9795">
          <text:p/>
        </draw:polyline>
        <draw:polyline draw:style-name="gr5" draw:text-style-name="P1" xml:id="id61" draw:id="id61" draw:layer="layout" svg:width="0cm" svg:height="0.399cm" svg:x="2.851cm" svg:y="13.6cm" svg:viewBox="0 0 0 400" draw:points="0,0 0,400">
          <text:p/>
        </draw:poly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64" draw:id="id64" draw:layer="layout" svg:width="3.315cm" svg:height="0cm" svg:x="2.872cm" svg:y="13.8cm" svg:viewBox="0 0 3316 0" draw:points="0,0 3316,0">
          <text:p/>
        </draw:polyline>
        <draw:polyline draw:style-name="gr17" draw:text-style-name="P1" xml:id="id66" draw:id="id66" draw:layer="layout" svg:width="0cm" svg:height="9.59cm" svg:x="6.168cm" svg:y="4.209cm" svg:viewBox="0 0 0 9591" draw:points="0,0 0,9591">
          <text:p/>
        </draw:poly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0" draw:id="id70" draw:layer="layout" svg:width="3.315cm" svg:height="0cm" svg:x="6.188cm" svg:y="13.8cm" svg:viewBox="0 0 3316 0" draw:points="0,0 3316,0">
          <text:p/>
        </draw:polyline>
        <draw:polyline draw:style-name="gr17" draw:text-style-name="P1" xml:id="id71" draw:id="id71" draw:layer="layout" svg:width="0cm" svg:height="9.301cm" svg:x="9.484cm" svg:y="4.498cm" svg:viewBox="0 0 0 9302" draw:points="0,0 0,9302">
          <text:p/>
        </draw:poly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4" draw:id="id74" draw:layer="layout" svg:width="3.315cm" svg:height="0cm" svg:x="9.484cm" svg:y="13.8cm" svg:viewBox="0 0 3316 0" draw:points="0,0 3316,0">
          <text:p/>
        </draw:polyline>
        <draw:polyline draw:style-name="gr17" draw:text-style-name="P1" xml:id="id75" draw:id="id75" draw:layer="layout" svg:width="0cm" svg:height="9.051cm" svg:x="12.78cm" svg:y="4.748cm" svg:viewBox="0 0 0 9052" draw:points="0,0 0,9052">
          <text:p/>
        </draw:polyline>
        <draw:polyline draw:style-name="gr5" draw:text-style-name="P1" xml:id="id68" draw:id="id68" draw:layer="layout" svg:width="0cm" svg:height="0.399cm" svg:x="6.168cm" svg:y="13.6cm" svg:viewBox="0 0 0 400" draw:points="0,0 0,400">
          <text:p/>
        </draw:polyline>
        <draw:polyline draw:style-name="gr5" draw:text-style-name="P1" xml:id="id72" draw:id="id72" draw:layer="layout" svg:width="0cm" svg:height="0.399cm" svg:x="9.484cm" svg:y="13.6cm" svg:viewBox="0 0 0 400" draw:points="0,0 0,400">
          <text:p/>
        </draw:polyline>
        <draw:polyline draw:style-name="gr5" draw:text-style-name="P1" xml:id="id76" draw:id="id76" draw:layer="layout" svg:width="0cm" svg:height="0.399cm" svg:x="12.78cm" svg:y="13.601cm" svg:viewBox="0 0 0 400" draw:points="0,0 0,400">
          <text:p/>
        </draw:poly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8" draw:id="id78" draw:layer="layout" svg:width="3.315cm" svg:height="0cm" svg:x="12.78cm" svg:y="13.8cm" svg:viewBox="0 0 3316 0" draw:points="0,0 3316,0">
          <text:p/>
        </draw:polyline>
        <draw:polyline draw:style-name="gr17" draw:text-style-name="P1" xml:id="id79" draw:id="id79" draw:layer="layout" svg:width="0cm" svg:height="8.772cm" svg:x="16.076cm" svg:y="5.027cm" svg:viewBox="0 0 0 8773" draw:points="0,0 0,8773">
          <text:p/>
        </draw:polyline>
        <draw:polyline draw:style-name="gr5" draw:text-style-name="P1" xml:id="id80" draw:id="id80" draw:layer="layout" svg:width="0cm" svg:height="0.399cm" svg:x="16.076cm" svg:y="13.601cm" svg:viewBox="0 0 0 400" draw:points="0,0 0,400">
          <text:p/>
        </draw:poly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82" draw:id="id82" draw:layer="layout" svg:width="0cm" svg:height="9.794cm" svg:x="2.872cm" svg:y="4.005cm" svg:viewBox="0 0 0 9795" draw:points="0,0 0,9795">
          <text:p/>
        </draw:polyline>
        <draw:polyline draw:style-name="gr5" draw:text-style-name="P1" xml:id="id83" draw:id="id83" draw:layer="layout" svg:width="0cm" svg:height="0.399cm" svg:x="2.851cm" svg:y="13.6cm" svg:viewBox="0 0 0 400" draw:points="0,0 0,400">
          <text:p/>
        </draw:poly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87" draw:id="id87" draw:layer="layout" svg:width="2.653cm" svg:height="0cm" svg:x="2.872cm" svg:y="13.8cm" svg:viewBox="0 0 2654 0" draw:points="0,0 2654,0">
          <text:p/>
        </draw:polyline>
        <draw:polyline draw:style-name="gr19" draw:text-style-name="P1" xml:id="id89" draw:id="id89" draw:layer="layout" svg:width="0cm" svg:height="9.794cm" svg:x="5.576cm" svg:y="4.005cm" svg:viewBox="0 0 0 9795" draw:points="0,0 0,9795">
          <text:p/>
        </draw:polyline>
        <draw:polyline draw:style-name="gr18" draw:text-style-name="P1" xml:id="id96" draw:id="id96" draw:layer="layout" svg:width="1.862cm" svg:height="0cm" svg:x="8.23cm" svg:y="13.8cm" svg:viewBox="0 0 1863 0" draw:points="0,0 1863,0">
          <text:p/>
        </draw:polyline>
        <draw:polyline draw:style-name="gr19" draw:text-style-name="P1" xml:id="id93" draw:id="id93" draw:layer="layout" svg:width="0cm" svg:height="9.345cm" svg:x="8.249cm" svg:y="4.599cm" svg:viewBox="0 0 0 9346" draw:points="0,0 0,9346">
          <text:p/>
        </draw:poly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99" draw:id="id99" draw:layer="layout" svg:width="0cm" svg:height="9.345cm" svg:x="10.093cm" svg:y="4.454cm" svg:viewBox="0 0 0 9346" draw:points="0,0 0,9346">
          <text:p/>
        </draw:polyline>
        <draw:polyline draw:style-name="gr18" draw:text-style-name="P1" xml:id="id103" draw:id="id103" draw:layer="layout" svg:width="2.465cm" svg:height="0cm" svg:x="12.747cm" svg:y="13.8cm" svg:viewBox="0 0 2466 0" draw:points="0,0 2466,0">
          <text:p/>
        </draw:polyline>
        <draw:polyline draw:style-name="gr19" draw:text-style-name="P1" xml:id="id104" draw:id="id104" draw:layer="layout" svg:width="0cm" svg:height="8.796cm" svg:x="15.292cm" svg:y="4.975cm" svg:viewBox="0 0 0 8797" draw:points="0,0 0,8797">
          <text:p/>
        </draw:poly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19" draw:id="id119" draw:layer="layout" svg:width="3.907cm" svg:height="0cm" svg:x="21.498cm" svg:y="13.8cm" svg:viewBox="0 0 3908 0" draw:points="0,0 3908,0">
          <text:p/>
        </draw:poly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polyline draw:style-name="gr5" draw:text-style-name="P1" xml:id="id88" draw:id="id88" draw:layer="layout" svg:width="0cm" svg:height="0.399cm" svg:x="5.576cm" svg:y="13.6cm" svg:viewBox="0 0 0 400" draw:points="0,0 0,400">
          <text:p/>
        </draw:polyline>
        <draw:polyline draw:style-name="gr18" draw:text-style-name="P1" xml:id="id92" draw:id="id92" draw:layer="layout" svg:width="2.653cm" svg:height="0cm" svg:x="5.576cm" svg:y="13.8cm" svg:viewBox="0 0 2654 0" draw:points="0,0 2654,0">
          <text:p/>
        </draw:polyline>
        <draw:polyline draw:style-name="gr5" draw:text-style-name="P1" xml:id="id95" draw:id="id95" draw:layer="layout" svg:width="0cm" svg:height="0.342cm" svg:x="8.249cm" svg:y="13.6cm" svg:viewBox="0 0 0 343" draw:points="0,0 0,343">
          <text:p/>
        </draw:polyline>
        <draw:polyline draw:style-name="gr5" draw:text-style-name="P1" xml:id="id100" draw:id="id100" draw:layer="layout" svg:width="0cm" svg:height="0.342cm" svg:x="10.093cm" svg:y="13.6cm" svg:viewBox="0 0 0 343" draw:points="0,0 0,343">
          <text:p/>
        </draw:polyline>
        <draw:polyline draw:style-name="gr18" draw:text-style-name="P1" xml:id="id105" draw:id="id105" draw:layer="layout" svg:width="2.653cm" svg:height="0cm" svg:x="10.093cm" svg:y="13.8cm" svg:viewBox="0 0 2654 0" draw:points="0,0 2654,0">
          <text:p/>
        </draw:poly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polyline draw:style-name="gr5" draw:text-style-name="P1" xml:id="id108" draw:id="id108" draw:layer="layout" svg:width="0cm" svg:height="0.352cm" svg:x="15.292cm" svg:y="13.6cm" svg:viewBox="0 0 0 353" draw:points="0,0 0,353">
          <text:p/>
        </draw:poly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polyline draw:style-name="gr18" draw:text-style-name="P1" xml:id="id112" draw:id="id112" draw:layer="layout" svg:width="2.653cm" svg:height="0cm" svg:x="15.356cm" svg:y="13.8cm" svg:viewBox="0 0 2654 0" draw:points="0,0 2654,0">
          <text:p/>
        </draw:polyline>
        <draw:polyline draw:style-name="gr5" draw:text-style-name="P1" xml:id="id113" draw:id="id113" draw:layer="layout" svg:width="0cm" svg:height="0.352cm" svg:x="18.032cm" svg:y="13.6cm" svg:viewBox="0 0 0 353" draw:points="0,0 0,353">
          <text:p/>
        </draw:polyline>
        <draw:polyline draw:style-name="gr18" draw:text-style-name="P1" xml:id="id114" draw:id="id114" draw:layer="layout" svg:width="3.407cm" svg:height="0cm" svg:x="18.09cm" svg:y="13.8cm" svg:viewBox="0 0 3408 0" draw:points="0,0 3408,0">
          <text:p/>
        </draw:polyline>
        <draw:polyline draw:style-name="gr19" draw:text-style-name="P1" xml:id="id115" draw:id="id115" draw:layer="layout" svg:width="0cm" svg:height="3.477cm" svg:x="21.492cm" svg:y="10.295cm" svg:viewBox="0 0 0 3478" draw:points="0,0 0,3478">
          <text:p/>
        </draw:polyline>
        <draw:polyline draw:style-name="gr5" draw:text-style-name="P1" xml:id="id116" draw:id="id116" draw:layer="layout" svg:width="0cm" svg:height="0.352cm" svg:x="21.49cm" svg:y="13.6cm" svg:viewBox="0 0 0 353" draw:points="0,0 0,353">
          <text:p/>
        </draw:poly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polyline draw:style-name="gr18" draw:text-style-name="P1" xml:id="id122" draw:id="id122" draw:layer="layout" svg:width="3.432cm" svg:height="0cm" svg:x="22.013cm" svg:y="12.256cm" svg:viewBox="0 0 3433 0" draw:points="3433,0 0,0">
          <text:p/>
        </draw:poly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polyline draw:style-name="gr19" draw:text-style-name="P1" xml:id="id124" draw:id="id124" draw:layer="layout" svg:width="0cm" svg:height="1.543cm" svg:x="25.446cm" svg:y="12.256cm" svg:viewBox="0 0 0 1544" draw:points="0,0 0,1544">
          <text:p/>
        </draw:polyline>
        <draw:polyline draw:style-name="gr19" draw:text-style-name="P1" xml:id="id125" draw:id="id125" draw:layer="layout" svg:width="0cm" svg:height="2.416cm" svg:x="22.013cm" svg:y="9.839cm" svg:viewBox="0 0 0 2417" draw:points="0,0 0,2417">
          <text:p/>
        </draw:poly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110" draw:id="id110" draw:layer="layout" svg:width="0cm" svg:height="0.352cm" svg:x="12.747cm" svg:y="13.6cm" svg:viewBox="0 0 0 353" draw:points="0,0 0,3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34" draw:id="id134" draw:layer="layout" svg:width="0cm" svg:height="9.794cm" svg:x="2.872cm" svg:y="4.005cm" svg:viewBox="0 0 0 9795" draw:points="0,0 0,9795">
          <text:p/>
        </draw:polyline>
        <draw:polyline draw:style-name="gr5" draw:text-style-name="P1" xml:id="id136" draw:id="id136" draw:layer="layout" svg:width="0cm" svg:height="0.399cm" svg:x="2.851cm" svg:y="13.6cm" svg:viewBox="0 0 0 400" draw:points="0,0 0,400">
          <text:p/>
        </draw:poly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47" draw:id="id147" draw:layer="layout" svg:width="6.794cm" svg:height="0cm" svg:x="2.831cm" svg:y="11.922cm" svg:viewBox="0 0 6795 0" draw:points="0,0 6795,0">
          <text:p/>
        </draw:polyline>
        <draw:polyline draw:style-name="gr18" draw:text-style-name="P1" xml:id="id138" draw:id="id138" draw:layer="layout" svg:width="12.977cm" svg:height="0cm" svg:x="2.831cm" svg:y="13.794cm" svg:viewBox="0 0 12978 0" draw:points="0,0 12978,0">
          <text:p/>
        </draw:polyline>
        <draw:polyline draw:style-name="gr4" draw:text-style-name="P1" xml:id="id139" draw:id="id139" draw:layer="layout" svg:width="0cm" svg:height="5.232cm" svg:x="6.444cm" svg:y="3.999cm" svg:viewBox="0 0 0 5233" draw:points="0,0 0,5233">
          <text:p/>
        </draw:polyline>
        <draw:polyline draw:style-name="gr4" draw:text-style-name="P1" xml:id="id144" draw:id="id144" draw:layer="layout" svg:width="0cm" svg:height="8.796cm" svg:x="15.763cm" svg:y="5.003cm" svg:viewBox="0 0 0 8797" draw:points="0,0 0,8797">
          <text:p/>
        </draw:polyline>
        <draw:polyline draw:style-name="gr4" draw:text-style-name="P1" xml:id="id158" draw:id="id158" draw:layer="layout" svg:width="0cm" svg:height="1.617cm" svg:x="18.716cm" svg:y="10.12cm" svg:viewBox="0 0 0 1618" draw:points="0,0 0,1618">
          <text:p/>
        </draw:polyline>
        <draw:polyline draw:style-name="gr4" draw:text-style-name="P1" xml:id="id140" draw:id="id140" draw:layer="layout" svg:width="0cm" svg:height="7.539cm" svg:x="9.626cm" svg:y="4.382cm" svg:viewBox="0 0 0 7540" draw:points="0,0 0,7540">
          <text:p/>
        </draw:polyline>
        <draw:polyline draw:style-name="gr18" draw:text-style-name="P1" xml:id="id141" draw:id="id141" draw:layer="layout" svg:width="3.571cm" svg:height="0cm" svg:x="2.872cm" svg:y="9.232cm" svg:viewBox="0 0 3572 0" draw:points="0,0 3572,0">
          <text:p/>
        </draw:polyline>
        <draw:polyline draw:style-name="gr18" draw:text-style-name="P1" xml:id="id148" draw:id="id148" draw:layer="layout" svg:width="6.859cm" svg:height="0cm" svg:x="15.809cm" svg:y="13.794cm" svg:viewBox="0 0 6860 0" draw:points="0,0 6860,0">
          <text:p/>
        </draw:polyline>
        <draw:polyline draw:style-name="gr18" draw:text-style-name="P1" xml:id="id149" draw:id="id149" draw:layer="layout" svg:width="2.922cm" svg:height="0cm" svg:x="15.763cm" svg:y="11.738cm" svg:viewBox="0 0 2923 0" draw:points="0,0 2923,0">
          <text:p/>
        </draw:polyline>
        <draw:polyline draw:style-name="gr4" draw:text-style-name="P1" xml:id="id150" draw:id="id150" draw:layer="layout" svg:width="0cm" svg:height="4.609cm" svg:x="22.647cm" svg:y="9.256cm" svg:viewBox="0 0 0 4610" draw:points="0,0 0,4610">
          <text:p/>
        </draw:polyline>
        <draw:custom-shape draw:style-name="gr20" draw:text-style-name="P1" xml:id="id142" draw:id="id142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3" draw:id="id143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9" draw:id="id159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1" draw:id="id15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2" draw:id="id15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5" draw:id="id145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polyline draw:style-name="gr18" draw:text-style-name="P1" xml:id="id153" draw:id="id153" draw:layer="layout" svg:width="4.652cm" svg:height="0cm" svg:x="15.809cm" svg:y="12.814cm" svg:viewBox="0 0 4653 0" draw:points="0,0 4653,0">
          <text:p/>
        </draw:polyline>
        <draw:polyline draw:style-name="gr4" draw:text-style-name="P1" xml:id="id154" draw:id="id154" draw:layer="layout" svg:width="0cm" svg:height="1.508cm" svg:x="20.479cm" svg:y="11.205cm" svg:viewBox="0 0 0 1509" draw:points="0,0 0,1509">
          <text:p/>
        </draw:polyline>
        <draw:frame draw:style-name="gr7" draw:text-style-name="P2" xml:id="id155" draw:id="id155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6" draw:id="id156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7" draw:id="id157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101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f</text:span></text:p>
          </draw:text-box>
        </draw:frame>
        <draw:custom-shape draw:style-name="gr13" draw:text-style-name="P1" xml:id="id160" draw:id="id160" draw:layer="layout" svg:width="0.67cm" svg:height="0.67cm" svg:x="4.853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1" draw:id="id16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2" draw:id="id162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3" draw:id="id163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4" draw:id="id164" draw:layer="layout" svg:width="0.67cm" svg:height="0.67cm" svg:x="15.342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5" draw:id="id165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6" draw:id="id166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7" draw:id="id167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8" draw:id="id168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9" draw:id="id169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0" draw:id="id170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1" draw:id="id171" draw:layer="layout" svg:width="0.67cm" svg:height="0.67cm" svg:x="8.3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2" draw:id="id172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3" draw:id="id173" draw:layer="layout" svg:width="0.67cm" svg:height="0.67cm" svg:x="9.757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4" draw:id="id174" draw:layer="layout" svg:width="0.67cm" svg:height="0.67cm" svg:x="14.14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5" draw:id="id175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6" draw:id="id176" draw:layer="layout" svg:width="0.67cm" svg:height="0.67cm" svg:x="16.91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7" draw:id="id177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8" draw:id="id178" draw:layer="layout" svg:width="0.67cm" svg:height="0.67cm" svg:x="19.06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9" draw:id="id179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0" draw:id="id180" draw:layer="layout" svg:width="0.67cm" svg:height="0.67cm" svg:x="22.084cm" svg:y="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1" draw:id="id18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2" draw:id="id182" draw:layer="layout" svg:width="0.67cm" svg:height="0.67cm" svg:x="18.19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3" draw:id="id183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xml:id="id185" draw:id="id185" draw:layer="layout" svg:width="10.515cm" svg:height="18.06cm" draw:transform="rotate (-1.4470524828285) translate (23.0733466744445cm 1.54182524923199cm)" svg:viewBox="0 0 10516 18061" svg:d="m0 18052c270 61 3913-174 3531-664-182-234-2398-1315-2468-1592-99-386 2521-172 2780-139 372 48 2818-113 2911-275-337-212-3013-1046-2920-1399 196-217 4667 436 4844 218 224-276-1299-501-1462-718-260-346 2222-126 2437-302 312-258-2333-1891-2310-2081s2744 186 2751-95c9-379-1012-578-819-1242-22-537 1189-640 1241-1046-202-292-1576-912-1603-1082 76-116 1297-201 1560-367 415-262-2355-705-2175-922 222-267 2144-99 2158-369 22-412-1381-688-1662-748-285-61-2024-470-2088-718-91-349 1109-249 1187-501 94-307-3644-1146-3623-1317 47-167 2945 20 2977-137s-1682-509-1978-601c-275-86-2963-791-3174-996 29-449 1751-959 1751-959">
          <text:p/>
        </draw:path>
        <draw:path draw:style-name="gr23" draw:text-style-name="P1" xml:id="id184" draw:id="id184" draw:layer="layout" svg:width="14.214cm" svg:height="14.374cm" draw:transform="rotate (-0.831998454425698) translate (15.2690503506867cm -5.34988202430024cm)" svg:viewBox="0 0 14215 14375" svg:d="m0 13497c3966 622 9920 2131 13006-1245s-712-12252-712-1225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y</text:span></text:p>
          </draw:text-box>
        </draw:frame>
        <draw:custom-shape draw:style-name="gr13" draw:text-style-name="P1" draw:layer="layout" svg:width="0.765cm" svg:height="0.765cm" svg:x="4.15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441cm" svg:y="11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598cm" svg:y="1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87cm" svg:y="8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7.756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529cm" svg:y="6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75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352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.882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581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4.93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1.637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2.754cm" svg:y="1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0.226cm" svg:y="11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992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6.906cm" svg:y="10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5.201cm" svg:y="10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3.819cm" svg:y="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16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1.352cm" svg:y="9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1.616cm" svg:y="11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3.09cm" svg:y="11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351cm" svg:y="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8.05cm" svg:y="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138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xml:id="id186" draw:id="id186" draw:layer="layout" svg:width="12.613cm" svg:height="16.633cm" draw:transform="skewX (3.55089352461141E-017) rotate (-1.33884206920485) translate (20.2165134394797cm -1.20781922555447cm)" svg:viewBox="0 0 12614 16634" svg:d="m0 16634c8821 0 10271-1411 11884-7343s50-9291 50-9291">
          <text:p/>
        </draw:path>
        <draw:custom-shape draw:style-name="gr15" draw:text-style-name="P1" xml:id="id187" draw:id="id187" draw:layer="layout" svg:width="0.529cm" svg:height="0.559cm" svg:x="3.822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8" draw:id="id188" draw:layer="layout" svg:width="0.529cm" svg:height="0.559cm" svg:x="4.557cm" svg:y="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9" draw:id="id189" draw:layer="layout" svg:width="0.529cm" svg:height="0.559cm" svg:x="5.4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0" draw:id="id190" draw:layer="layout" svg:width="0.529cm" svg:height="0.559cm" svg:x="7.05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1" draw:id="id191" draw:layer="layout" svg:width="0.529cm" svg:height="0.559cm" svg:x="9.143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2" draw:id="id192" draw:layer="layout" svg:width="0.529cm" svg:height="0.559cm" svg:x="11.73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3" draw:id="id193" draw:layer="layout" svg:width="0.529cm" svg:height="0.559cm" svg:x="14.699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4" draw:id="id194" draw:layer="layout" svg:width="0.529cm" svg:height="0.559cm" svg:x="17.637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5" draw:id="id195" draw:layer="layout" svg:width="0.529cm" svg:height="0.559cm" svg:x="20.341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6" draw:id="id196" draw:layer="layout" svg:width="0.529cm" svg:height="0.559cm" svg:x="22.75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2" draw:text-style-name="P1" draw:layer="layout" svg:x1="2.819cm" svg:y1="13.8cm" svg:x2="26.6cm" svg:y2="13.8cm">
          <text:p/>
        </draw:line>
        <draw:line draw:style-name="gr2" draw:text-style-name="P1" draw:layer="layout" svg:x1="2.819cm" svg:y1="13.8cm" svg:x2="2.819cm" svg:y2="1.6cm">
          <text:p/>
        </draw:line>
        <draw:frame draw:style-name="gr3" draw:text-style-name="P3" draw:layer="layout" svg:width="2.835cm" svg:height="0.958cm" svg:x="24.165cm" svg:y="14cm">
          <draw:text-box>
            <text:p><text:span text:style-name="T3">gene</text:span></text:p>
          </draw:text-box>
        </draw:frame>
        <draw:frame draw:style-name="gr3" draw:text-style-name="P3" draw:layer="layout" svg:width="2.819cm" svg:height="0.958cm" svg:x="0cm" svg:y="1.835cm">
          <draw:text-box>
            <text:p><text:span text:style-name="T3">1-value</text:span></text:p>
          </draw:text-box>
        </draw:frame>
        <draw:path draw:style-name="gr25" draw:text-style-name="P1" draw:layer="layout" svg:width="11.136cm" svg:height="20.201cm" draw:transform="skewX (0.126012771993991) rotate (-1.37113066036675) translate (23.6240199086616cm 1.92354499237674cm)" svg:viewBox="0 0 11137 20202" svg:d="m0 20202c5560 1 9952-1458 7080-4221s-4752-4876-2682-6856 7994-2018 6500-3948-3481-1585-4969-5177">
          <text:p/>
        </draw:path>
        <draw:custom-shape draw:style-name="gr13" draw:text-style-name="P1" xml:id="id198" draw:id="id198" draw:layer="layout" svg:width="0.741cm" svg:height="0.741cm" svg:x="3.739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99" draw:id="id199" draw:layer="layout" svg:width="0.741cm" svg:height="0.741cm" svg:x="3.316cm" svg:y="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97" draw:id="id197" draw:layer="layout" svg:width="0.741cm" svg:height="0.741cm" svg:x="4.162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0" draw:id="id200" draw:layer="layout" svg:width="0.741cm" svg:height="0.741cm" svg:x="4.727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1" draw:id="id201" draw:layer="layout" svg:width="0.741cm" svg:height="0.741cm" svg:x="3.951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2" draw:id="id202" draw:layer="layout" svg:width="0.741cm" svg:height="0.741cm" svg:x="6.209cm" svg:y="1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3" draw:id="id203" draw:layer="layout" svg:width="0.741cm" svg:height="0.741cm" svg:x="8.00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4" draw:id="id204" draw:layer="layout" svg:width="0.741cm" svg:height="0.741cm" svg:x="7.067cm" svg:y="10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7" draw:id="id207" draw:layer="layout" svg:width="0.741cm" svg:height="0.741cm" svg:x="15.911cm" svg:y="7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5" draw:id="id205" draw:layer="layout" svg:width="0.741cm" svg:height="0.741cm" svg:x="5.468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6" draw:id="id206" draw:layer="layout" svg:width="0.741cm" svg:height="0.741cm" svg:x="8.749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2" draw:text-style-name="P1" draw:layer="layout" svg:x1="2.546cm" svg:y1="13.8cm" svg:x2="26.6cm" svg:y2="13.8cm">
          <text:p/>
        </draw:line>
        <draw:frame draw:style-name="gr3" draw:text-style-name="P3" draw:layer="layout" svg:width="2.835cm" svg:height="0.958cm" svg:x="24.165cm" svg:y="14cm">
          <draw:text-box>
            <text:p><text:span text:style-name="T3">gene</text:span></text:p>
          </draw:text-box>
        </draw:frame>
        <draw:path draw:style-name="gr25" draw:text-style-name="P1" draw:layer="layout" svg:width="11.136cm" svg:height="20.201cm" draw:transform="skewX (0.126012771993991) rotate (-1.37113066036675) translate (23.6240199086616cm 1.92354499237674cm)" svg:viewBox="0 0 11137 20202" svg:d="m0 20202c5560 1 9952-1458 7080-4221s-4752-4876-2682-6856 7994-2018 6500-3948-3481-1585-4969-5177">
          <text:p/>
        </draw:path>
        <draw:custom-shape draw:style-name="gr26" draw:text-style-name="P1" draw:layer="layout" svg:width="0.741cm" svg:height="0.741cm" svg:x="6.209cm" svg:y="1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41cm" svg:height="0.741cm" svg:x="8.00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41cm" svg:height="0.741cm" svg:x="7.067cm" svg:y="10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41cm" svg:height="0.741cm" svg:x="15.911cm" svg:y="7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41cm" svg:height="0.741cm" svg:x="5.468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41cm" svg:height="0.741cm" svg:x="8.749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19cm" svg:height="0.958cm" svg:x="0.001cm" svg:y="1.835cm">
          <draw:text-box>
            <text:p><text:span text:style-name="T3">1-value</text:span></text:p>
          </draw:text-box>
        </draw:frame>
        <draw:line draw:style-name="gr2" draw:text-style-name="P1" draw:layer="layout" svg:x1="2.546cm" svg:y1="13.8cm" svg:x2="2.546cm" svg:y2="1.6cm">
          <text:p/>
        </draw:lin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2.835cm" svg:height="0.958cm" svg:x="24.165cm" svg:y="14cm">
          <draw:text-box>
            <text:p><text:span text:style-name="T3">Hue</text:span></text:p>
          </draw:text-box>
        </draw:frame>
        <draw:frame draw:style-name="gr3" draw:text-style-name="P3" draw:layer="layout" svg:width="1.8cm" svg:height="0.958cm" svg:x="0.395cm" svg:y="1.653cm">
          <draw:text-box>
            <text:p><text:span text:style-name="T3">Sat</text:span></text:p>
          </draw:text-box>
        </draw:frame>
        <draw:custom-shape draw:style-name="gr28" draw:text-style-name="P1" draw:layer="layout" svg:width="0.765cm" svg:height="0.765cm" svg:x="2.391cm" svg:y="7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3.89cm" svg:y="8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7.267cm" svg:y="1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3.825cm" svg:y="1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2.327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24.578cm" svg:y="8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23.462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2.646cm" svg:y="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5.61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6.53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6.853cm" svg:y="9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8.256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5cm" svg:height="0.765cm" svg:x="9.627cm" svg:y="12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12.559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13.834cm" svg:y="1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10.87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13.261cm" svg:y="7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5cm" svg:height="0.765cm" svg:x="14.95cm" svg:y="6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765cm" svg:height="0.765cm" svg:x="20.019cm" svg:y="10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765cm" svg:height="0.765cm" svg:x="18.871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765cm" svg:height="0.765cm" svg:x="18.425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1" draw:text-style-name="P1" xml:id="id208" draw:id="id208" draw:layer="layout" svg:width="15.022cm" svg:height="0cm" svg:x="2cm" svg:y="10.138cm" svg:viewBox="0 0 15023 0" draw:points="0,0 15023,0">
          <text:p/>
        </draw:polyline>
        <draw:polyline draw:style-name="gr31" draw:text-style-name="P1" xml:id="id209" draw:id="id209" draw:layer="layout" svg:width="0cm" svg:height="8.698cm" svg:x="17.055cm" svg:y="5.101cm" svg:viewBox="0 0 0 8699" draw:points="0,0 0,8699">
          <text:p/>
        </draw:polyline>
        <draw:polyline draw:style-name="gr31" draw:text-style-name="P1" xml:id="id210" draw:id="id210" draw:layer="layout" svg:width="0cm" svg:height="8.634cm" svg:x="22.602cm" svg:y="5.165cm" svg:viewBox="0 0 0 8635" draw:points="0,0 0,8635">
          <text:p/>
        </draw:polyline>
        <draw:polyline draw:style-name="gr31" draw:text-style-name="P1" xml:id="id211" draw:id="id211" draw:layer="layout" svg:width="0cm" svg:height="5.004cm" svg:x="5.675cm" svg:y="5.133cm" svg:viewBox="0 0 0 5005" draw:points="0,5005 0,0">
          <text:p/>
        </draw:polyline>
        <draw:polyline draw:style-name="gr31" draw:text-style-name="P1" xml:id="id212" draw:id="id212" draw:layer="layout" svg:width="0cm" svg:height="3.661cm" svg:x="11.731cm" svg:y="10.138cm" svg:viewBox="0 0 0 3662" draw:points="0,0 0,3662">
          <text:p/>
        </draw:polyline>
        <draw:polyline draw:style-name="gr31" draw:text-style-name="P1" xml:id="id213" draw:id="id213" draw:layer="layout" svg:width="0cm" svg:height="8.634cm" svg:x="8.193cm" svg:y="5.165cm" svg:viewBox="0 0 0 8635" draw:points="0,0 0,8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5-02T15:31:15.65</dc:date>
    <meta:editing-duration>PT8H4M43S</meta:editing-duration>
    <meta:editing-cycles>28</meta:editing-cycles>
    <meta:generator>LibreOffice/4.0.4.2$Windows_x86 LibreOffice_project/9e9821abd0ffdbc09cd8c52eaa574fa09eb08f2</meta:generator>
    <meta:document-statistic meta:object-count="387"/>
  </office:meta>
</office:document-meta>
</file>